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CD000001292BF874FE.svm" manifest:media-type=""/>
  <manifest:file-entry manifest:full-path="Pictures/2000000100000103000000F210DD7C79.svm" manifest:media-type=""/>
  <manifest:file-entry manifest:full-path="Pictures/2000000200000260000000BD36B17353.eps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35cm" svg:height="2.031cm" svg:x="3.222cm" svg:y="0.543cm">
          <draw:image xlink:href="Pictures/2000000200000260000000BD36B17353.eps" xlink:type="simple" xlink:show="embed" xlink:actuate="onLoad">
            <text:p/>
          </draw:image>
        </draw:frame>
        <draw:line draw:style-name="gr2" draw:text-style-name="P1" draw:layer="layout" svg:x1="5.669cm" svg:y1="1.569cm" svg:x2="5.669cm" svg:y2="1.111cm">
          <text:p/>
        </draw:line>
        <draw:frame draw:style-name="gr3" draw:text-style-name="P1" draw:layer="layout" svg:width="0.804cm" svg:height="0.431cm" svg:x="3.22cm" svg:y="1.125cm">
          <draw:image xlink:href="Pictures/200000010000023F000001358C0EADEA.svm" xlink:type="simple" xlink:show="embed" xlink:actuate="onLoad">
            <text:p/>
          </draw:image>
        </draw:frame>
        <draw:frame draw:style-name="gr4" draw:text-style-name="P1" draw:layer="layout" svg:width="0.804cm" svg:height="0.431cm" svg:x="9.096cm" svg:y="1.125cm">
          <draw:image xlink:href="Pictures/200000010000023F00000135B9F501A9.svm" xlink:type="simple" xlink:show="embed" xlink:actuate="onLoad">
            <text:p/>
          </draw:image>
        </draw:frame>
        <draw:frame draw:style-name="gr5" draw:text-style-name="P1" draw:layer="layout" svg:width="0.361cm" svg:height="0.337cm" svg:x="2.934cm" svg:y="0.544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54cm" svg:height="0.337cm" svg:x="6.377cm" svg:y="2.549cm">
          <draw:image xlink:href="Pictures/20000001000000FE000000F2E11C61C7.svm" xlink:type="simple" xlink:show="embed" xlink:actuate="onLoad">
            <text:p/>
          </draw:image>
        </draw:frame>
        <draw:frame draw:style-name="gr7" draw:text-style-name="P1" draw:layer="layout" svg:width="0.354cm" svg:height="0.361cm" svg:x="9.772cm" svg:y="0.52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3cm" svg:height="0.414cm" svg:x="5.794cm" svg:y="1.133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78cm" svg:height="0.301cm" svg:x="4.844cm" svg:y="1.19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644cm" svg:height="0.414cm" svg:x="6.828cm" svg:y="1.133cm">
          <draw:image xlink:href="Pictures/20000001000001CD000001292BF874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12T11:53:15</dc:date>
    <dc:creator>kkk </dc:creator>
    <meta:editing-duration>PT59M20S</meta:editing-duration>
    <meta:editing-cycles>4</meta:editing-cycles>
    <meta:generator>LibreOffice/3.3$Linux LibreOffice_project/330m19$Build-401</meta:generator>
    <meta:document-statistic meta:object-count="10"/>
  </office:meta>
</office:document-meta>
</file>